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Plain_5f_heading_5f_1" style:master-page-name="">
      <style:paragraph-properties fo:margin-left="0in" fo:margin-right="0in" fo:margin-top="0.2in" fo:margin-bottom="0.1in" fo:text-indent="0in" style:auto-text-indent="false" style:page-number="auto"/>
    </style:style>
    <style:style style:name="P22" style:family="paragraph" style:parent-style-name="Contents_20_1">
      <style:paragraph-properties>
        <style:tab-stops>
          <style:tab-stop style:position="6.5in" style:type="right" style:leader-style="dotted" style:leader-text="."/>
        </style:tab-stops>
      </style:paragraph-properties>
    </style:style>
    <style:style style:name="P23" style:family="paragraph" style:parent-style-name="spectext">
      <style:paragraph-properties fo:margin-left="0in" fo:margin-right="0in" fo:text-indent="0in" style:auto-text-indent="false"/>
    </style:style>
    <style:style style:name="P24" style:family="paragraph" style:parent-style-name="spectext">
      <style:paragraph-properties fo:break-before="pag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T8" style:family="text">
      <style:text-properties fo:color="#ff0000"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3"/>
      <text:p text:style-name="P23"/>
      <text:p text:style-name="P23"/>
      <text:p text:style-name="P23"/>
      <text:p text:style-name="P23"/>
      <text:p text:style-name="P23"/>
      <text:p text:style-name="Standard"/>
      <text:p text:style-name="Standard"/>
      <text:p text:style-name="P24"/>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2">Pat Returns From A Visit<text:tab/>3</text:p>
            <text:p text:style-name="P22">Algorithms<text:tab/>4</text:p>
            <text:p text:style-name="P22">Computation<text:tab/>8</text:p>
            <text:p text:style-name="P22">UML Activity Diagrams<text:tab/>12</text:p>
            <text:p text:style-name="P22">Calculating The Sum Of The Numbers Between 1 And 10<text:tab/>12</text:p>
            <text:p text:style-name="P22">Finding The Largest Number In A List Of 100 Numbers<text:tab/>17</text:p>
            <text:p text:style-name="P22">Exercises<text:tab/>28</text:p>
            <text:p text:style-name="P22">Copy The Contents Of list1 To list2<text:tab/>28</text:p>
            <text:p text:style-name="P22">Scan string1 And Determine How Many Capital And Lower Case A's It Contains<text:tab/>29</text:p>
            <text:p text:style-name="P22">Place Capital A's In The First 10 Bytes Of alphaList, Capital B's In The Second 10 Bytes Of alphaList, And So On Until alphaList Is Filled With Letters<text:tab/>30</text:p>
            <text:p text:style-name="P22">Calculate The Sum Of The 100 Bytes That Are In numbersList<text:tab/>32</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MathRider and encoded the Activity diagram into the following 6502 assembly language program:</text:p>
      <text:p text:style-name="Standard"/>
      <text:p text:style-name="Preformatted_20_Text"><text:s text:c="16"/>000001 |;Program Name: sum10.</text:p>
      <text:p text:style-name="Preformatted_20_Text"><text:s text:c="16"/>000002 |;</text:p>
      <text:p text:style-name="Preformatted_20_Text"><text:s text:c="16"/>000003 |;Version: 1.03</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sometimes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one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75in" svg:height="1.6244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83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text:p>
      <text:p text:style-name="Preformatted_20_Text"><text:s text:c="16"/>000002 |;</text:p>
      <text:p text:style-name="Preformatted_20_Text"><text:soft-page-break/><text:s text:c="16"/>000003 |;Version: 1.01.</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 <text:s text:c="4"/>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025D 11 <text:s text:c="14"/></text:p>
      <text:p text:style-name="Preformatted_20_Text"><text:soft-page-break/>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
      <text:p text:style-name="P17">Exercises</text:p>
      <text:p text:style-name="Standard">These exercises use the programs that are included below them.</text:p>
      <text:p text:style-name="Standard"/>
      <text:p text:style-name="Standard">a) Load the copy, scan, alpha, and sumlist programs into the emulator and <text:span text:style-name="T8">verify that they work correctly. <text:s/>You may need to trace them to understand how they work</text:span>. <text:s/>Type at least one of these in by hand instead of using copy and paste. <text:s/></text:p>
      <text:p text:style-name="Standard"/>
      <text:p text:style-name="Standard">b) Create activity diagrams for copy, scan, alpha, and sumlist. <text:s/>Use any drawing program that will work (<text:a xlink:type="simple" xlink:href="http://openoffice.org/">http://openoffice.org</text:a> is free and it's drawing application works well for drawing diagrams.)</text:p>
      <text:p text:style-name="P21">Copy The Contents Of list1 To list2</text:p>
      <text:p text:style-name="Preformatted_20_Text">%uasm65</text:p>
      <text:p text:style-name="Preformatted_20_Text"/>
      <text:p text:style-name="Preformatted_20_Text">;Program Name: copy.</text:p>
      <text:p text:style-name="Preformatted_20_Text">;</text:p>
      <text:p text:style-name="Preformatted_20_Text">;Version: 1.01.</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soft-page-break/><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8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reformatted_20_Text"/>
      <text:p text:style-name="Preformatted_20_Text">%/uasm65</text:p>
      <text:p text:style-name="Plain_5f_heading_5f_1">Scan string1 And Determine How Many Capital And Lower Case A's It Contains</text:p>
      <text:p text:style-name="Preformatted_20_Text">%uasm65</text:p>
      <text:p text:style-name="Preformatted_20_Text"/>
      <text:p text:style-name="Preformatted_20_Text">;Program Name: scan.</text:p>
      <text:p text:style-name="Preformatted_20_Text">;</text:p>
      <text:p text:style-name="Preformatted_20_Text">;Version: 1.01.</text:p>
      <text:p text:style-name="Preformatted_20_Text">;</text:p>
      <text:p text:style-name="Preformatted_20_Text">;Description: Scan list1 and determine how many capital A's and lower case</text:p>
      <text:p text:style-name="Preformatted_20_Text">; a's it contains.</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text:soft-page-break/>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text:p>
      <text:p text:style-name="Preformatted_20_Text"><text:tab/> <text:s/>dbt 0d</text:p>
      <text:p text:style-name="Preformatted_20_Text"/>
      <text:p text:style-name="Preformatted_20_Text"><text:tab/>end</text:p>
      <text:p text:style-name="Preformatted_20_Text"/>
      <text:p text:style-name="Preformatted_20_Text">%/uasm65</text:p>
      <text:p text:style-name="Plain_5f_heading_5f_1"/>
      <text:p text:style-name="Plain_5f_heading_5f_1">Place Capital A's In The First 10 Bytes Of alphaList, Capital B's In The Second 10 Bytes Of alphaList, And So On Until alphaList Is Filled With Letters</text:p>
      <text:p text:style-name="Preformatted_20_Text">%uasm65</text:p>
      <text:p text:style-name="Preformatted_20_Text"/>
      <text:p text:style-name="Preformatted_20_Text">;Program Name: alpha.uasm.</text:p>
      <text:p text:style-name="Preformatted_20_Text">;</text:p>
      <text:p text:style-name="Preformatted_20_Text">;Version: 1.02.</text:p>
      <text:p text:style-name="Preformatted_20_Text"><text:soft-page-break/>;</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soft-page-break/><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reformatted_20_Text"/>
      <text:p text:style-name="Preformatted_20_Text">%/uasm65</text:p>
      <text:p text:style-name="Plain_5f_heading_5f_1">Calculate The Sum Of The 100 Bytes That Are In numbersList</text:p>
      <text:p text:style-name="Preformatted_20_Text">%uasm65</text:p>
      <text:p text:style-name="Preformatted_20_Text"/>
      <text:p text:style-name="Preformatted_20_Text"><text:bookmark-start text:name="DDE_LINK6"/>;Program Name: sumlist.uasm.</text:p>
      <text:p text:style-name="Preformatted_20_Text">;</text:p>
      <text:p text:style-name="Preformatted_20_Text">;Version: 1.01.</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
      <text:p text:style-name="Preformatted_20_Text">;Add the number to the low byte of sum and then place the result back into</text:p>
      <text:p text:style-name="Preformatted_20_Text">; the low byte of sum.</text:p>
      <text:p text:style-name="Preformatted_20_Text"><text:soft-page-break/><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Preformatted_20_Text"/>
      <text:p text:style-name="Preformatted_20_Text">%/uasm65</text:p>
      <text:p text:style-name="Standard"><text:bookmark-end text:name="DDE_LINK6"/></text:p>
      <text:p text:style-name="Plain_5f_heading_5f_1"><text:soft-page-break/></text:p>
      <text:p text:style-name="Plain_5f_heading_5f_1"/>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font-weight-asian="bold" style:font-weight-complex="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10<text:tab/><text:span text:style-name="T1">6502 Programming</text:span><text:tab/><text:page-number text:select-page="current">3</text:page-number>/<text:page-count>34</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1-03T02:50:29</dc:date>
    <dc:language>en-US</dc:language>
    <meta:editing-cycles>624</meta:editing-cycles>
    <meta:editing-duration>P13DT10H18M10S</meta:editing-duration>
    <meta:user-defined meta:name="Info 1"/>
    <meta:user-defined meta:name="Info 2"/>
    <meta:user-defined meta:name="Info 3"/>
    <meta:user-defined meta:name="Info 4"/>
    <meta:document-statistic meta:table-count="0" meta:image-count="1" meta:object-count="5" meta:page-count="34" meta:paragraph-count="649" meta:word-count="7876" meta:character-count="4772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svg:d="m3282 1803 1 94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204cm" svg:y="1.963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132cm" svg:x="2.823cm" svg:y="2.795cm">
          <draw:text-box>
            <text:p text:style-name="P3"><text:span text:style-name="T4">?</text:span></text:p>
          </draw:text-box>
        </draw:frame>
        <draw:frame draw:style-name="gr2" draw:layer="layout" svg:width="1.789cm" svg:height="0.692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989cm" svg:height="4.252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svg:d="m4661 3640-9 1809">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8cm" svg:height="0.768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7cm" svg:height="0.692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0.887cm" svg:height="0.692cm" svg:x="8.172cm" svg:y="1.985cm">
          <draw:text-box>
            <text:p text:style-name="P3">75</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svg:d="m5118 5914 5421-3">
          <text:p text:style-name="P3"/>
        </draw:connector>
        <draw:frame draw:style-name="gr2" draw:layer="layout" svg:width="5.73cm" svg:height="1.165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svg:d="m4652 6380 9 620">
          <text:p text:style-name="P3"/>
        </draw:connector>
        <draw:connector draw:style-name="gr3" draw:text-style-name="P1" draw:layer="layout" svg:x1="12.822cm" svg:y1="6.743cm" svg:x2="6.166cm" svg:y2="7.64cm" draw:start-shape="id3" draw:start-glue-point="2" draw:end-shape="id4" draw:end-glue-point="1" svg:d="m12822 6743v897h-6656">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svg:d="m4661 8281-8 793">
          <text:p text:style-name="P3"/>
        </draw:connector>
        <draw:connector draw:style-name="gr3" draw:text-style-name="P1" draw:layer="layout" draw:line-skew="-2.512cm" svg:x1="4.188cm" svg:y1="9.539cm" svg:x2="4.187cm" svg:y2="5.914cm" draw:start-shape="id5" draw:start-glue-point="5" draw:end-shape="id2" draw:end-glue-point="5" svg:d="m4188 9539h-3014v-3625h3013">
          <text:p text:style-name="P3"/>
        </draw:connector>
        <draw:frame draw:style-name="gr2" draw:layer="layout" svg:width="2.961cm" svg:height="1.14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svg:d="m5119 9539 1032 14">
          <text:p text:style-name="P3"/>
        </draw:connector>
        <draw:frame draw:style-name="gr2" draw:layer="layout" svg:width="1.789cm" svg:height="0.692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